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03B81FED99D.png" manifest:media-type="image/png"/>
  <manifest:file-entry manifest:full-path="Pictures/10000001000002530000003B00482481.png" manifest:media-type="image/png"/>
  <manifest:file-entry manifest:full-path="Pictures/10000001000002530000003BF1AB9648.png" manifest:media-type="image/png"/>
  <manifest:file-entry manifest:full-path="Pictures/10000001000002530000003B4107BF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assic Console" svg:font-family="'Classic Console'" style:font-pitch="variable"/>
    <style:font-face style:name="LM Mono Light Cond 10" svg:font-family="'LM Mono Light Cond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RW Bookman" svg:font-family="'URW Bookman'" style:font-pitch="variable"/>
    <style:font-face style:name="URW Bookman1" svg:font-family="'URW Bookman'" style:font-adornments="Light" style:font-pitch="variable"/>
    <style:font-face style:name="cmmi10" svg:font-family="cmmi10" style:font-pitch="variable"/>
  </office:font-face-decls>
  <office:automatic-styles>
    <style:style style:name="Table1" style:family="table">
      <style:table-properties style:width="6.5in" table:align="center" style:shadow="none" style:may-break-between-rows="true" table:border-model="collapsing"/>
    </style:style>
    <style:style style:name="Table1.A" style:family="table-column">
      <style:table-column-properties style:column-width="0.7292in"/>
    </style:style>
    <style:style style:name="Table1.B" style:family="table-column">
      <style:table-column-properties style:column-width="0.5in"/>
    </style:style>
    <style:style style:name="Table1.E" style:family="table-column">
      <style:table-column-properties style:column-width="4.2708in"/>
    </style:style>
    <style:style style:name="Table1.1" style:family="table-row">
      <style:table-row-properties style:min-row-height="0.2278in"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129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24" style:family="table-cell" style:data-style-name="N129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36in" table:align="center" style:shadow="none" style:may-break-between-rows="true" table:border-model="collapsing"/>
    </style:style>
    <style:style style:name="Table2.A" style:family="table-column">
      <style:table-column-properties style:column-width="0.634in"/>
    </style:style>
    <style:style style:name="Table2.B" style:family="table-column">
      <style:table-column-properties style:column-width="0.6299in"/>
    </style:style>
    <style:style style:name="Table2.C" style:family="table-column">
      <style:table-column-properties style:column-width="1.7972in"/>
    </style:style>
    <style:style style:name="Table2.D" style:family="table-column">
      <style:table-column-properties style:column-width="0.7528in"/>
    </style:style>
    <style:style style:name="Table2.E" style:family="table-column">
      <style:table-column-properties style:column-width="0.7451in"/>
    </style:style>
    <style:style style:name="Table2.F" style:family="table-column">
      <style:table-column-properties style:column-width="2.3646in"/>
    </style:style>
    <style:style style:name="Table2.1" style:family="table-row">
      <style:table-row-properties style:min-row-height="0.2104in"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style:min-row-height="0.2104in"/>
    </style:style>
    <style:style style:name="Table2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F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orizontal_20_Line">
      <style:paragraph-properties fo:text-align="start" style:justify-single-word="false"/>
      <style:text-properties style:font-name="URW Bookman1" fo:font-size="18pt" fo:font-style="normal" fo:font-weight="normal" officeooo:rsid="0005c516" officeooo:paragraph-rsid="0005c516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URW Bookman1" fo:font-size="14pt" fo:font-style="normal" style:text-underline-style="none" fo:font-weight="normal" officeooo:rsid="0005c516" officeooo:paragraph-rsid="00099b6b" style:font-size-asian="14pt" style:font-style-asian="normal" style:font-weight-asian="normal" style:font-size-complex="14pt" style:font-style-complex="normal" style:font-weight-complex="normal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font-size="12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99b6b" officeooo:paragraph-rsid="0009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99b6b" officeooo:paragraph-rsid="0009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f1b74" officeooo:paragraph-rsid="000f1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11ddf" officeooo:paragraph-rsid="00111d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37f1c" officeooo:paragraph-rsid="00137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42cb9" officeooo:paragraph-rsid="00142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9ca00" officeooo:paragraph-rsid="0019c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d18d6" officeooo:paragraph-rsid="000d18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2c88" officeooo:paragraph-rsid="001b2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49e1" officeooo:paragraph-rsid="001b4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7a7c" officeooo:paragraph-rsid="001b7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d137c" officeooo:paragraph-rsid="001d1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e087b" officeooo:paragraph-rsid="001e08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e087b" officeooo:paragraph-rsid="001f9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f9a3f" officeooo:paragraph-rsid="001f9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f9a3f" officeooo:paragraph-rsid="00229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31c00" officeooo:paragraph-rsid="00131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29045" officeooo:paragraph-rsid="00229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start" style:justify-single-word="false"/>
      <style:text-properties style:font-name="URW Bookman1" fo:font-size="2pt" fo:font-style="normal" style:text-underline-style="none" fo:font-weight="normal" officeooo:rsid="0005c516" officeooo:paragraph-rsid="002b8d65" style:font-size-asian="1.75pt" style:font-style-asian="normal" style:font-weight-asian="normal" style:font-size-complex="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URW Bookman1" fo:font-size="14pt" fo:font-style="normal" style:text-underline-style="none" fo:font-weight="normal" officeooo:rsid="0005c516" officeooo:paragraph-rsid="002b8d65" style:font-size-asian="14pt" style:font-style-asian="normal" style:font-weight-asian="normal" style:font-size-complex="14pt" style:font-style-complex="normal" style:font-weight-complex="normal"/>
    </style:style>
    <style:style style:name="P25" style:family="paragraph">
      <style:paragraph-properties fo:text-align="cente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b8d65" officeooo:paragraph-rsid="002b8d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b8d65" officeooo:paragraph-rsid="002b8d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6ed2" officeooo:paragraph-rsid="002c6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6ed2" officeooo:paragraph-rsid="002c6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946f" officeooo:paragraph-rsid="002c9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946f" officeooo:paragraph-rsid="002c9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start" style:justify-single-word="false"/>
      <style:text-properties style:font-name="URW Bookman1" fo:font-size="12pt" fo:font-style="normal" style:text-underline-style="none" fo:font-weight="normal" officeooo:rsid="002b8d65" officeooo:paragraph-rsid="002b8d6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99b6b"/>
    </style:style>
    <style:style style:name="T2" style:family="text">
      <style:text-properties style:font-name="URW Bookman" officeooo:rsid="00099b6b"/>
    </style:style>
    <style:style style:name="T3" style:family="text">
      <style:text-properties officeooo:rsid="001087f4"/>
    </style:style>
    <style:style style:name="T4" style:family="text">
      <style:text-properties officeooo:rsid="001b2c88"/>
    </style:style>
    <style:style style:name="T5" style:family="text">
      <style:text-properties officeooo:rsid="00111ddf"/>
    </style:style>
    <style:style style:name="T6" style:family="text">
      <style:text-properties officeooo:rsid="001b49e1"/>
    </style:style>
    <style:style style:name="T7" style:family="text">
      <style:text-properties officeooo:rsid="001bdc15"/>
    </style:style>
    <style:style style:name="T8" style:family="text">
      <style:text-properties officeooo:rsid="001f9a3f"/>
    </style:style>
    <style:style style:name="T9" style:family="text">
      <style:text-properties officeooo:rsid="001b7a7c"/>
    </style:style>
    <style:style style:name="T10" style:family="text">
      <style:text-properties officeooo:rsid="0020c4c1"/>
    </style:style>
    <style:style style:name="T11" style:family="text">
      <style:text-properties officeooo:rsid="00229045"/>
    </style:style>
    <style:style style:name="T12" style:family="text">
      <style:text-properties officeooo:rsid="002b8d65"/>
    </style:style>
    <style:style style:name="T13" style:family="text">
      <style:text-properties officeooo:rsid="002e599d"/>
    </style:style>
    <style:style style:name="T14" style:family="text">
      <style:text-properties officeooo:rsid="002c946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marker-start-width="0.139in" draw:marker-end-width="0.139in" draw:fill="solid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in" svg:stroke-color="#000000" draw:marker-start-width="0.139in" draw:marker-end-width="0.139in" draw:fill="solid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solid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tão de Referência <text:s text:c="45"/>PATO</text:p>
      <text:p text:style-name="P2">Formatos de Instrução</text:p>
      <text:p text:style-name="P2"><draw:line text:anchor-type="paragraph" draw:z-index="4" draw:name="Vertical line 1" draw:style-name="gr1" draw:text-style-name="P3" svg:x1="0.9362in" svg:y1="2.0626in" svg:x2="0.9362in" svg:y2="7.5244in"><text:p/></draw:line><draw:line text:anchor-type="paragraph" draw:z-index="7" draw:name="Vertical line 4" draw:style-name="gr2" draw:text-style-name="P4" svg:x1="2.439in" svg:y1="2.0551in" svg:x2="2.439in" svg:y2="7.5185in"><text:p/></draw:line><draw:line text:anchor-type="paragraph" draw:z-index="6" draw:name="Vertical line 3" draw:style-name="gr2" draw:text-style-name="P4" svg:x1="1.9409in" svg:y1="2.0602in" svg:x2="1.9409in" svg:y2="7.5154in"><text:p/></draw:line><draw:frame draw:style-name="fr1" draw:name="Image1" text:anchor-type="char" svg:y="-0.0283in" svg:width="5.4354in" svg:height="0.5374in" draw:z-index="0"><draw:image xlink:href="Pictures/10000001000002530000003B4107BF60.png" xlink:type="simple" xlink:show="embed" xlink:actuate="onLoad" draw:mime-type="image/png"/></draw:frame><draw:frame draw:style-name="fr2" draw:name="Image1 Copy 1" text:anchor-type="char" svg:x="0.7453in" svg:y="0.3654in" svg:width="5.4354in" svg:height="0.5374in" draw:z-index="1"><draw:image xlink:href="Pictures/10000001000002530000003BF1AB9648.png" xlink:type="simple" xlink:show="embed" xlink:actuate="onLoad" draw:mime-type="image/png"/></draw:frame><draw:frame draw:style-name="fr2" draw:name="Image1 Copy 1 Copy 1" text:anchor-type="char" svg:x="0.7453in" svg:y="0.7591in" svg:width="5.4354in" svg:height="0.5374in" draw:z-index="2"><draw:image xlink:href="Pictures/10000001000002530000003B00482481.png" xlink:type="simple" xlink:show="embed" xlink:actuate="onLoad" draw:mime-type="image/png"/></draw:frame><draw:frame draw:style-name="fr2" draw:name="Image1 Copy 1 Copy 1 Copy 1" text:anchor-type="char" svg:x="0.7453in" svg:y="1.1528in" svg:width="5.4354in" svg:height="0.5374in" draw:z-index="3"><draw:image xlink:href="Pictures/10000001000002530000003B81FED99D.png" xlink:type="simple" xlink:show="embed" xlink:actuate="onLoad" draw:mime-type="image/png"/></draw:frame><text:span text:style-name="T1">Tabela de Instruções</text:span><text:span text:style-name="T2"/></text:p>
      <table:table table:name="Table1" table:style-name="Table1" table:template-name="Academic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5">INS</text:p>
          </table:table-cell>
          <table:table-cell table:style-name="Table1.A1" office:value-type="string">
            <text:p text:style-name="P5"><draw:line text:anchor-type="char" draw:z-index="5" draw:name="Vertical line 2" draw:style-name="gr3" draw:text-style-name="P3" svg:x1="0.4929in" svg:y1="0.0047in" svg:x2="0.4929in" svg:y2="5.4665in"><text:p/></draw:line>FMT</text:p>
          </table:table-cell>
          <table:table-cell table:style-name="Table1.A1" office:value-type="string">
            <text:p text:style-name="P5">OPC</text:p>
          </table:table-cell>
          <table:table-cell table:style-name="Table1.A1" office:value-type="string">
            <text:p text:style-name="P5">FN3</text:p>
          </table:table-cell>
          <table:table-cell table:style-name="Table1.A1" office:value-type="string">
            <text:p text:style-name="P6"><text:s/>DESC</text:p>
          </table:table-cell>
        </table:table-row>
        <table:table-row table:style-name="Table1.1">
          <table:table-cell table:style-name="Table1.A2" office:value-type="string">
            <text:p text:style-name="P7"><text:span text:style-name="T3">add</text:span></text:p>
          </table:table-cell>
          <table:table-cell table:style-name="Table1.B2" office:value-type="string">
            <text:p text:style-name="P8">R</text:p>
          </table:table-cell>
          <table:table-cell table:style-name="Table1.C2" office:value-type="float" office:value="1">
            <text:p text:style-name="P9">00</text:p>
          </table:table-cell>
          <table:table-cell table:style-name="Table1.C2" office:value-type="float" office:value="0">
            <text:p text:style-name="P10">000</text:p>
          </table:table-cell>
          <table:table-cell table:style-name="Table1.E2" office:value-type="string">
            <text:p text:style-name="P11"><text:s/><text:span text:style-name="T4">rd</text:span> ← rs1 + rs2</text:p>
          </table:table-cell>
        </table:table-row>
        <table:table-row table:style-name="Table1.1">
          <table:table-cell table:style-name="Table1.A2" office:value-type="string">
            <text:p text:style-name="P8">sub</text:p>
          </table:table-cell>
          <table:table-cell table:style-name="Table1.B3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">
            <text:p text:style-name="P10">001</text:p>
          </table:table-cell>
          <table:table-cell table:style-name="Table1.E3" office:value-type="string">
            <text:p text:style-name="P11"><text:s/><text:span text:style-name="T4">rd</text:span> ← rs1 -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mul</text:span></text:p>
          </table:table-cell>
          <table:table-cell table:style-name="Table1.B4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0">
            <text:p text:style-name="P10">010</text:p>
          </table:table-cell>
          <table:table-cell table:style-name="Table1.E4" office:value-type="string">
            <text:p text:style-name="P11"><text:s/><text:span text:style-name="T4">rd</text:span> ← rs1 *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div</text:span></text:p>
          </table:table-cell>
          <table:table-cell table:style-name="Table1.B5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1">
            <text:p text:style-name="P10">011</text:p>
          </table:table-cell>
          <table:table-cell table:style-name="Table1.E5" office:value-type="string">
            <text:p text:style-name="P11"><text:s/><text:span text:style-name="T4">rd</text:span> ← rs1 /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mod</text:span></text:p>
          </table:table-cell>
          <table:table-cell table:style-name="Table1.B6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00">
            <text:p text:style-name="P10">100</text:p>
          </table:table-cell>
          <table:table-cell table:style-name="Table1.E6" office:value-type="string">
            <text:p text:style-name="P11"><text:s/>rd ← rs1 %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and</text:span></text:p>
          </table:table-cell>
          <table:table-cell table:style-name="Table1.B7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01">
            <text:p text:style-name="P10">101</text:p>
          </table:table-cell>
          <table:table-cell table:style-name="Table1.E7" office:value-type="string">
            <text:p text:style-name="P11"><text:s/>rd ← rs1 &amp;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or</text:span></text:p>
          </table:table-cell>
          <table:table-cell table:style-name="Table1.B8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10">
            <text:p text:style-name="P10">110</text:p>
          </table:table-cell>
          <table:table-cell table:style-name="Table1.E8" office:value-type="string">
            <text:p text:style-name="P11"><text:s/>rd ← rs1 |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xor</text:span></text:p>
          </table:table-cell>
          <table:table-cell table:style-name="Table1.B9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11">
            <text:p text:style-name="P10">111</text:p>
          </table:table-cell>
          <table:table-cell table:style-name="Table1.E9" office:value-type="string">
            <text:p text:style-name="P13"><text:s/>rd ←<text:span text:style-name="T6"> rs1 ^ rs2</text:span>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addi</text:span></text:p>
          </table:table-cell>
          <table:table-cell table:style-name="Table1.B10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0">
            <text:p text:style-name="P10">000</text:p>
          </table:table-cell>
          <table:table-cell table:style-name="Table1.E10" office:value-type="string">
            <text:p text:style-name="P14"><text:s/>rd ← rs1 + imm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lw</text:span></text:p>
          </table:table-cell>
          <table:table-cell table:style-name="Table1.B11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">
            <text:p text:style-name="P10">001</text:p>
          </table:table-cell>
          <table:table-cell table:style-name="Table1.E11" office:value-type="string">
            <text:p text:style-name="P15"><text:s/>rd ← imm(rs1)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jalr</text:span></text:p>
          </table:table-cell>
          <table:table-cell table:style-name="Table1.B1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0">
            <text:p text:style-name="P10">010</text:p>
          </table:table-cell>
          <table:table-cell table:style-name="Table1.E12" office:value-type="string">
            <text:p text:style-name="P15"><text:s/>rd ← <text:span text:style-name="T7">(</text:span>ip + <text:span text:style-name="T8">1</text:span><text:span text:style-name="T7">)</text:span> ; ip ← imm(rs1)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slli</text:span></text:p>
          </table:table-cell>
          <table:table-cell table:style-name="Table1.B13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1">
            <text:p text:style-name="P10">011</text:p>
          </table:table-cell>
          <table:table-cell table:style-name="Table1.E13" office:value-type="string">
            <text:p text:style-name="P16"><text:s/>rd <text:span text:style-name="T9">←</text:span> rs1 &lt;&lt; imm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5">modi</text:span></text:p>
          </table:table-cell>
          <table:table-cell table:style-name="Table1.B14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00">
            <text:p text:style-name="P10">100</text:p>
          </table:table-cell>
          <table:table-cell table:style-name="Table1.E14" office:value-type="string">
            <text:p text:style-name="P16"><text:s/>rd <text:span text:style-name="T9">←</text:span> rs1 % imm</text:p>
          </table:table-cell>
        </table:table-row>
        <table:table-row table:style-name="Table1.1">
          <table:table-cell table:style-name="Table1.A2" office:value-type="string">
            <text:p text:style-name="P8">andi</text:p>
          </table:table-cell>
          <table:table-cell table:style-name="Table1.B15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01">
            <text:p text:style-name="P10">101</text:p>
          </table:table-cell>
          <table:table-cell table:style-name="Table1.E15" office:value-type="string">
            <text:p text:style-name="P17"><text:s/>rd <text:span text:style-name="T9">←</text:span> rs1 &amp; imm</text:p>
          </table:table-cell>
        </table:table-row>
        <table:table-row table:style-name="Table1.1">
          <table:table-cell table:style-name="Table1.A2" office:value-type="string">
            <text:p text:style-name="P8">ori</text:p>
          </table:table-cell>
          <table:table-cell table:style-name="Table1.B16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10">
            <text:p text:style-name="P10">110</text:p>
          </table:table-cell>
          <table:table-cell table:style-name="Table1.E16" office:value-type="string">
            <text:p text:style-name="P17"><text:s/>rd <text:span text:style-name="T9">←</text:span> rs1 | imm</text:p>
          </table:table-cell>
        </table:table-row>
        <table:table-row table:style-name="Table1.1">
          <table:table-cell table:style-name="Table1.A2" office:value-type="string">
            <text:p text:style-name="P8">xori</text:p>
          </table:table-cell>
          <table:table-cell table:style-name="Table1.B17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11">
            <text:p text:style-name="P10">111</text:p>
          </table:table-cell>
          <table:table-cell table:style-name="Table1.E17" office:value-type="string">
            <text:p text:style-name="P17"><text:s/>rd <text:span text:style-name="T9">←</text:span> rs1 ^ imm</text:p>
          </table:table-cell>
        </table:table-row>
        <table:table-row table:style-name="Table1.1">
          <table:table-cell table:style-name="Table1.A2" office:value-type="string">
            <text:p text:style-name="P8">sw</text:p>
          </table:table-cell>
          <table:table-cell table:style-name="Table1.B18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0">
            <text:p text:style-name="P10">000</text:p>
          </table:table-cell>
          <table:table-cell table:style-name="Table1.E18" office:value-type="string">
            <text:p text:style-name="P17"><text:s/>imm(rs1) <text:span text:style-name="T9">←</text:span> rs2</text:p>
          </table:table-cell>
        </table:table-row>
        <table:table-row table:style-name="Table1.1">
          <table:table-cell table:style-name="Table1.A2" office:value-type="string">
            <text:p text:style-name="P8">halt</text:p>
          </table:table-cell>
          <table:table-cell table:style-name="Table1.B19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">
            <text:p text:style-name="P10">001</text:p>
          </table:table-cell>
          <table:table-cell table:style-name="Table1.E19" office:value-type="string">
            <text:p text:style-name="P18"><text:s/><text:span text:style-name="T8">ip </text:span><text:span text:style-name="T9">←</text:span><text:span text:style-name="T8"> ip</text:span></text:p>
          </table:table-cell>
        </table:table-row>
        <table:table-row table:style-name="Table1.1">
          <table:table-cell table:style-name="Table1.A2" office:value-type="string">
            <text:p text:style-name="P8">beq</text:p>
          </table:table-cell>
          <table:table-cell table:style-name="Table1.B20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00">
            <text:p text:style-name="P10">100</text:p>
          </table:table-cell>
          <table:table-cell table:style-name="Table1.E20" office:value-type="string">
            <text:p text:style-name="P19"><text:s/>(rs1 == rs2) ? <text:span text:style-name="T10">(</text:span>ip <text:span text:style-name="T9">←</text:span> ip + imm<text:span text:style-name="T10">)</text:span> : <text:span text:style-name="T10">(</text:span>ip <text:span text:style-name="T9">←</text:span> ip + 1<text:span text:style-name="T10">)</text:span></text:p>
          </table:table-cell>
        </table:table-row>
        <table:table-row table:style-name="Table1.1">
          <table:table-cell table:style-name="Table1.A2" office:value-type="string">
            <text:p text:style-name="P8">bne</text:p>
          </table:table-cell>
          <table:table-cell table:style-name="Table1.B21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01">
            <text:p text:style-name="P10">101</text:p>
          </table:table-cell>
          <table:table-cell table:style-name="Table1.E21" office:value-type="string">
            <text:p text:style-name="P20"><text:s/>(rs1 <text:span text:style-name="T11">!</text:span>= rs2) ? <text:span text:style-name="T10">(</text:span>ip <text:span text:style-name="T9">←</text:span> ip + imm<text:span text:style-name="T10">)</text:span> : <text:span text:style-name="T10">(</text:span>ip <text:span text:style-name="T9">←</text:span> ip + 1<text:span text:style-name="T10">)</text:span></text:p>
          </table:table-cell>
        </table:table-row>
        <table:table-row table:style-name="Table1.1">
          <table:table-cell table:style-name="Table1.A2" office:value-type="string">
            <text:p text:style-name="P8">bge</text:p>
          </table:table-cell>
          <table:table-cell table:style-name="Table1.B2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10">
            <text:p text:style-name="P10">110</text:p>
          </table:table-cell>
          <table:table-cell table:style-name="Table1.E22" office:value-type="string">
            <text:p text:style-name="P20"><text:s/>(rs1 <text:span text:style-name="T11">&gt;=</text:span> rs2) ? <text:span text:style-name="T10">(</text:span>ip <text:span text:style-name="T9">←</text:span> ip + imm<text:span text:style-name="T10">)</text:span> : <text:span text:style-name="T10">(</text:span>ip <text:span text:style-name="T9">←</text:span> ip + 1<text:span text:style-name="T10">)</text:span></text:p>
          </table:table-cell>
        </table:table-row>
        <table:table-row table:style-name="Table1.1">
          <table:table-cell table:style-name="Table1.A2" office:value-type="string">
            <text:p text:style-name="P8">blt</text:p>
          </table:table-cell>
          <table:table-cell table:style-name="Table1.B23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11">
            <text:p text:style-name="P10">111</text:p>
          </table:table-cell>
          <table:table-cell table:style-name="Table1.E23" office:value-type="string">
            <text:p text:style-name="P20"><text:s/>(rs1 <text:span text:style-name="T11">&lt;</text:span> rs2) ? <text:span text:style-name="T10">(</text:span>ip <text:span text:style-name="T9">←</text:span> ip + imm<text:span text:style-name="T10">)</text:span> : <text:span text:style-name="T10">(</text:span>ip <text:span text:style-name="T9">←</text:span> ip + 1<text:span text:style-name="T10">)</text:span></text:p>
          </table:table-cell>
        </table:table-row>
        <table:table-row table:style-name="Table1.1">
          <table:table-cell table:style-name="Table1.A24" office:value-type="string">
            <text:p text:style-name="P8">li</text:p>
          </table:table-cell>
          <table:table-cell table:style-name="Table1.B24" office:value-type="string">
            <text:p text:style-name="P8">L</text:p>
          </table:table-cell>
          <table:table-cell table:style-name="Table1.C24" office:value-type="float" office:value="11">
            <text:p text:style-name="P9">11</text:p>
          </table:table-cell>
          <table:table-cell table:style-name="Table1.C24" office:value-type="float" office:value="0">
            <text:p text:style-name="P21">---</text:p>
          </table:table-cell>
          <table:table-cell table:style-name="Table1.E24" office:value-type="string">
            <text:p text:style-name="P22"><text:s/>rd[15:0] <text:span text:style-name="T9">←</text:span> imm[15:0]</text:p>
          </table:table-cell>
        </table:table-row>
      </table:table>
      <text:p text:style-name="P23"/>
      <text:p text:style-name="P24"><draw:line text:anchor-type="paragraph" draw:z-index="9" draw:name="Vertical line 6" draw:style-name="gr4" draw:text-style-name="P3" svg:x1="1.2638in" svg:y1="0.3681in" svg:x2="1.2638in" svg:y2="1.4126in"><text:p text:style-name="P25"/></draw:line><draw:line text:anchor-type="paragraph" draw:z-index="10" draw:name="Vertical line 7" draw:style-name="gr2" draw:text-style-name="P3" svg:x1="3.061in" svg:y1="0.3661in" svg:x2="3.061in" svg:y2="1.4161in"><text:p/></draw:line><draw:line text:anchor-type="paragraph" draw:z-index="11" draw:name="Vertical line 8" draw:style-name="gr2" draw:text-style-name="P3" svg:x1="3.0425in" svg:y1="0.3717in" svg:x2="3.0425in" svg:y2="1.4217in"><text:p/></draw:line><draw:line text:anchor-type="paragraph" draw:z-index="12" draw:name="Vertical line 9" draw:style-name="gr2" draw:text-style-name="P3" svg:x1="3.8138in" svg:y1="0.3661in" svg:x2="3.8138in" svg:y2="1.4177in"><text:p/></draw:line><draw:line text:anchor-type="paragraph" draw:z-index="13" draw:name="Vertical line 10" draw:style-name="gr2" draw:text-style-name="P3" svg:x1="4.5598in" svg:y1="0.3665in" svg:x2="4.5598in" svg:y2="1.4181in"><text:p/></draw:line><text:span text:style-name="T12">Registradores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6">REG</text:p>
          </table:table-cell>
          <table:table-cell table:style-name="Table2.A1" office:value-type="string">
            <text:p text:style-name="P26"><draw:line text:anchor-type="paragraph" draw:z-index="8" draw:name="Vertical line 5" draw:style-name="gr2" draw:text-style-name="P4" svg:x1="0.0016in" svg:y1="-0.0004in" svg:x2="0.0016in" svg:y2="1.0504in"><text:p/></draw:line>ALIAS</text:p>
          </table:table-cell>
          <table:table-cell table:style-name="Table2.A1" office:value-type="string">
            <text:p text:style-name="P27"><text:s/>DESC</text:p>
          </table:table-cell>
          <table:table-cell table:style-name="Table2.A1" office:value-type="string">
            <text:p text:style-name="P28">REG</text:p>
          </table:table-cell>
          <table:table-cell table:style-name="Table2.A1" office:value-type="string">
            <text:p text:style-name="P28">ALIAS</text:p>
          </table:table-cell>
          <table:table-cell table:style-name="Table2.A1" office:value-type="string">
            <text:p text:style-name="P29"><text:span text:style-name="T13"><text:s/></text:span>DESC</text:p>
          </table:table-cell>
        </table:table-row>
        <table:table-row table:style-name="Table2.1">
          <table:table-cell table:style-name="Table2.A2" office:value-type="string">
            <text:p text:style-name="P26">r0</text:p>
          </table:table-cell>
          <table:table-cell table:style-name="Table2.B2" office:value-type="string">
            <text:p text:style-name="P26">r0</text:p>
          </table:table-cell>
          <table:table-cell table:style-name="Table2.C2" office:value-type="string">
            <text:p text:style-name="P27"><text:s/>const<text:span text:style-name="T14">ante</text:span> zero</text:p>
          </table:table-cell>
          <table:table-cell table:style-name="Table2.D2" office:value-type="string">
            <text:p text:style-name="P28">r4..r7</text:p>
          </table:table-cell>
          <table:table-cell table:style-name="Table2.E2" office:value-type="string">
            <text:p text:style-name="P28">rt0..rt3</text:p>
          </table:table-cell>
          <table:table-cell table:style-name="Table2.F2" office:value-type="string">
            <text:p text:style-name="P29"><text:s/>temporários</text:p>
          </table:table-cell>
        </table:table-row>
        <table:table-row table:style-name="Table2.1">
          <table:table-cell table:style-name="Table2.A2" office:value-type="string">
            <text:p text:style-name="P26">r1</text:p>
          </table:table-cell>
          <table:table-cell table:style-name="Table2.B3" office:value-type="string">
            <text:p text:style-name="P26">rad</text:p>
          </table:table-cell>
          <table:table-cell table:style-name="Table2.C3" office:value-type="string">
            <text:p text:style-name="P27"><text:s/>end<text:span text:style-name="T14">ereço de</text:span> retorno</text:p>
          </table:table-cell>
          <table:table-cell table:style-name="Table2.D3" office:value-type="string">
            <text:p text:style-name="P28">r8..r11</text:p>
          </table:table-cell>
          <table:table-cell table:style-name="Table2.E3" office:value-type="string">
            <text:p text:style-name="P28">rs0..rs3</text:p>
          </table:table-cell>
          <table:table-cell table:style-name="Table2.F3" office:value-type="string">
            <text:p text:style-name="P29"><text:s/>salvos</text:p>
          </table:table-cell>
        </table:table-row>
        <table:table-row table:style-name="Table2.1">
          <table:table-cell table:style-name="Table2.A2" office:value-type="string">
            <text:p text:style-name="P26">r2</text:p>
          </table:table-cell>
          <table:table-cell table:style-name="Table2.B4" office:value-type="string">
            <text:p text:style-name="P26">rbp</text:p>
          </table:table-cell>
          <table:table-cell table:style-name="Table2.C4" office:value-type="string">
            <text:p text:style-name="P30"><text:s/>base pointer</text:p>
          </table:table-cell>
          <table:table-cell table:style-name="Table2.D4" office:value-type="string">
            <text:p text:style-name="P28">r12</text:p>
          </table:table-cell>
          <table:table-cell table:style-name="Table2.E4" office:value-type="string">
            <text:p text:style-name="P28">ra0</text:p>
          </table:table-cell>
          <table:table-cell table:style-name="Table2.F4" office:value-type="string">
            <text:p text:style-name="P31"><text:s/>valor de retorno / arg. func.</text:p>
          </table:table-cell>
        </table:table-row>
        <table:table-row table:style-name="Table2.5">
          <table:table-cell table:style-name="Table2.A5" office:value-type="string">
            <text:p text:style-name="P28">r3</text:p>
          </table:table-cell>
          <table:table-cell table:style-name="Table2.B5" office:value-type="string">
            <text:p text:style-name="P28">rsp</text:p>
          </table:table-cell>
          <table:table-cell table:style-name="Table2.C5" office:value-type="string">
            <text:p text:style-name="P29"><text:s/>stack pointer</text:p>
          </table:table-cell>
          <table:table-cell table:style-name="Table2.D5" office:value-type="string">
            <text:p text:style-name="P32">r13..r15</text:p>
          </table:table-cell>
          <table:table-cell table:style-name="Table2.E5" office:value-type="string">
            <text:p text:style-name="P32">ra1..ra3</text:p>
          </table:table-cell>
          <table:table-cell table:style-name="Table2.F5" office:value-type="string">
            <text:p text:style-name="P31"><text:s/>argumentos de função</text:p>
          </table:table-cell>
        </table:table-row>
      </table:table>
      <text:p text:style-name="P3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assic Console" svg:font-family="'Classic Console'" style:font-pitch="variable"/>
    <style:font-face style:name="LM Mono Light Cond 10" svg:font-family="'LM Mono Light Cond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RW Bookman" svg:font-family="'URW Bookman'" style:font-pitch="variable"/>
    <style:font-face style:name="URW Bookman1" svg:font-family="'URW Bookman'" style:font-adornments="Light" style:font-pitch="variable"/>
    <style:font-face style:name="cmmi10" svg:font-family="cmmi10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text-style style:name="N129">
      <number:text-content/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07:14.122943635</meta:creation-date>
    <dc:date>2024-11-18T15:07:09.303108378</dc:date>
    <meta:editing-duration>PT1H30M18S</meta:editing-duration>
    <meta:editing-cycles>38</meta:editing-cycles>
    <meta:generator>LibreOffice/24.8.2.1$Linux_X86_64 LibreOffice_project/480$Build-1</meta:generator>
    <meta:print-date>2024-11-18T15:07:23.088736227</meta:print-date>
    <meta:printed-by>PDF files</meta:printed-by>
    <meta:document-statistic meta:table-count="2" meta:image-count="4" meta:object-count="0" meta:page-count="2" meta:paragraph-count="154" meta:word-count="301" meta:character-count="1076" meta:non-whitespace-character-count="839"/>
  </office:meta>
</office:document-meta>
</file>